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9">
      <style:paragraph-properties style:writing-mode="lr-tb"/>
    </style:style>
    <style:style style:name="P4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5" style:family="paragraph" style:parent-style-name="Standard">
      <style:paragraph-properties fo:margin-top="0cm" fo:margin-bottom="0.499cm" style:contextual-spacing="false"/>
    </style:style>
    <style:style style:name="P6" style:family="paragraph" style:parent-style-name="Standard">
      <style:paragraph-properties fo:margin-top="0cm" fo:margin-bottom="0.499cm" style:contextual-spacing="false"/>
      <style:text-properties officeooo:rsid="00183421" officeooo:paragraph-rsid="00183421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lPath_agente</text:p>
      <text:p text:style-name="P5"/>
      <text:p text:style-name="P5"/>
      <text:p text:style-name="P5">Use HTTP da UiPath para chamar a API dos seus agentes EIAH. O EIAH já expõe runs assíncronos com filas e workers; você só precisa criar o run, guardar o id e fazer polling dos eventos até finalizar. Fluxo mínimo Criar um run UiPath &gt; HTTP Request Method: POST URL: https://&lt;SEU_HOST&gt;/api/runs Headers: Content-Type: application/json Authorization: Bearer &lt;API_TOKEN&gt; (use o token do seu Tenant/Workspace) Body (JSON): { "agentId": "meu-agente", "input": "texto de entrada ou instruções", "metadata": { "source": "uipath", "correlationId": "RPA-{{QueueItemID}}" } } Resposta esperada: { "id": "&lt;runId&gt;", "status": "pending", ... } O EIAH registra o run, estima custo e publica em fila BullMQ para o worker processar. Acompanhar execução Loop no UiPath com HTTP Request (GET): GET https://&lt;SEU_HOST&gt;/api/runs/&lt;runId&gt;/events Pare quando encontrar um evento de término ou quando o status do run for succeeded/failed. Os eventos documentam passos do plano, ações disparadas e conclusão. Ler o resultado final GET https://&lt;SEU_HOST&gt;/api/runs/&lt;runId&gt; Extraia output e dados de cobrança, se expostos. O EIAH finaliza o run, atualiza recomendações stateful e efetua cobrança do run. Mapeamento UiPath (atividades) HTTP Request (POST /api/runs) → Deserialize JSON → guarde runId. Do While: HTTP Request (GET /runs/{id}/events) Deserialize JSON → checar último evento/status. Delay 2–5 s para backoff simples. HTTP Request (GET /runs/{id}) → Deserialize JSON → use output no próximo passo do robô. Boas práticas Idempotência e retry: mande um correlationId no metadata para rastrear reenvios. O EIAH possui guardrails de idempotência e fila de ações; a persistência em Redis/DLQ está no roadmap de hardening. Planeje tolerância a reexecuções no lado UiPath. Segurança multi-tenant: o middleware enforceTenant injeta o contexto de autenticação a partir do token. Restrinja o token por Workspace e rotacione periodicamente. RBAC completo e expiração/rotação de tokens estão no roadmap. Observabilidade: capture runId e correlationId nos logs do UiPath. O EIAH emite RunEvent com traceId; use esses campos para troubleshooting ponta a ponta. Confirmação humana: se seu agente usar passos awaiting_confirmation no futuro, implemente no UiPath um passo manual que chama a API de aprovação antes de retomar o polling. Exemplos cURL (para testar fora do UiPath) # Criar run curl -X POST https://&lt;SEU_HOST&gt;/api/runs \ -H "Authorization: Bearer &lt;API_TOKEN&gt;" \ -H "Content-Type: application/json" \ -d '{ "agentId": "meu-agente", "input": "gerar resumo do pedido 123", "metadata": {"source":"uipath","correlationId":"RPA-42"} }' # Eventos curl -H "Authorization: Bearer &lt;API_TOKEN&gt;" \ https://&lt;SEU_HOST&gt;/api/runs/&lt;runId&gt;/events # Resultado final curl -H "Authorization: Bearer &lt;API_TOKEN&gt;" \ https://&lt;SEU_HOST&gt;/api/runs/&lt;runId&gt; Integrações avançadas Disparo por fila UiPath: pegue itens de fila, monte input/metadata e dispare um run por item. Orquestração reversa: quando tiver webhooks no EIAH, substitua o polling por callback e feche o job UiPath ao receber o evento final. Compliance e custos: os modelos já incluem Pricing, PlanQuota e PaymentTx; use os endpoints de billing para conciliar consumo por robô. Se você me passar seu host, agentId e como está autenticando hoje, eu já te devolvo o payload exato e um esqueleto .xaml com as atividades configuradas. , Siga suas instruções e crie um prompt com objetivo de criar um agente que se conecte com UIPATH Agente RPA para documentos e arquivos de imagem ect.</text:p>
      <text:h text:style-name="Heading_20_6" text:outline-level="6">Prompt Optimizer (PT-BR) disse:</text:h>
      <text:p text:style-name="Text_20_body">Pensou por 18s</text:p>
      <text:p text:style-name="Text_20_body">Segue o pacote completo: prompt otimizado para criar um agente EIAH integrado ao UiPath por HTTP, mais testes, estimativas e riscos.</text:p>
      <text:p text:style-name="P1"><text:span text:style-name="Source_20_Text">{</text:span></text:p>
      <text:p text:style-name="P1"><text:soft-page-break/><text:span text:style-name="Source_20_Text"><text:s text:c="2"/>"prompt_otimizado": "# Sistema\nVocê é um Agente EIAH para processamento de documentos e imagens, integrado a automações UiPath via HTTP. Objetivo: receber uma solicitação, executar o plano de análise de arquivos (PDF, DOCX, imagens, e-mails em texto), produzir saída determinística em JSON e registrar eventos de progresso para polling assíncrono.\n\n# Regras de Execução\n1) Entrada\n- Campos obrigatórios:\n <text:s/>- input.text: string com instruções curtas orientadas à tarefa.\n <text:s/>- input.files: lista de objetos {name, mime, bytes_base64} ou {name, url}.\n <text:s/>- metadata: {correlationId, source, rpaQueueItemId?}.\n- Se não houver arquivos, retorne erro estruturado (status=\"invalid_input\").\n\n2) Saída (JSON determinística)\n- Campos obrigatórios no run output:\n <text:s/>{\n <text:s text:c="3"/>\"status\": \"succeeded\" | \"failed\",\n <text:s text:c="3"/>\"summary\": \"resumo curto da execução\",\n <text:s text:c="3"/>\"findings\": [ { \"type\": \"texto|tabela|entidade|imagem_qualidade\", \"value\": ..., \"page?\": n, \"bbox?\": [x,y,w,h] } ],\n <text:s text:c="3"/>\"extractions\": [ { \"field\": \"...\", \"value\": \"...\", \"confidence\": 0.0 } ],\n <text:s text:c="3"/>\"artifacts\": [ { \"name\": \"...\", \"mime\": \"...\", \"bytes_base64\": \"...\" } ],\n <text:s text:c="3"/>\"billing\": { \"tokens_in\": n, \"tokens_out\": n, \"estimated_cost_usd\": n },\n <text:s text:c="3"/>\"audit\": { \"correlationId\": \"...\", \"traceId\": \"${traceId}\" }\n <text:s/>}\n- Nunca retornar texto livre fora do JSON final.\n\n3) Eventos para polling (/runs/{id}/events)\n- Emita eventos ordenados por tempo:\n <text:s/>- plan.created {steps: [\"classify\",\"ocr\",\"extract\",\"validate\",\"summarize\"]}\n <text:s/>- file.received {name,mime,size}\n <text:s/>- ocr.done {pages, engine:\"tesseract|vision_api\", quality:0..1}\n <text:s/>- extract.done {fields:[...], coverage:0..1}\n <text:s/>- validate.done {checks:[...], passed:true|false}\n <text:s/>- run.completed {status:\"succeeded|failed\"}\n\n4) Capacidades\n- Classificação de documento (nota fiscal, boleto, contrato, identidade, outros).\n- OCR em PDF/imagem, inclusive multi-página.\n- Extração de campos comuns por tipo de documento (ex.: NF: cnpj, ie, numero, data, valor_total, itens[]; Boleto: sacado, cedente, vencimento, valor, linha_digitavel).\n- Extração genérica por regras do input.text se tipo não reconhecido.\n- Detecção de qualidade de imagem (desfoque, corte, rotação) e proposta de correção.\n- Geração de artefatos auxiliares: texto OCR por página, CSV de tabelas, JSON de entidades, pré-visualização em PDF com highlights.\n\n5) Determinismo e Robustez\n- Responder sempre no mesmo schema.\n- Campos ausentes devem aparecer com null e confidence=0.0.\n- Nomes de campos snake_case. Números em ponto decimal ISO. Datas em YYYY-MM-DD.\n- Idioma de chaves sempre em pt-BR quando aplicável aos valores, mas chaves do JSON conforme acima.\n\n6) Erros estruturados\n{\n <text:s/>\"status\":\"failed\",\n <text:s/>\"error\": {\"code\":\"invalid_input|processing_error|unsupported_mime\",\"message\":\"...\",\"hint\":\"...\"},\n <text:s/>\"audit\": {\"correlationId\":\"...\",\"traceId\":\"${traceId}\"}\n}\n\n7) Segurança e Compliance\n- Não retornar dados sensíveis além do necessário.\n- Remover metadados embutidos de imagens antes de ecoar artefatos.\n- Respeitar limites de tamanho: recusar &gt;25MB por arquivo com erro estruturado.\n\n8) Boas práticas para RPA\n- Resumos curtos (&lt;= 280 chars) em summary.\n- Não variar nomes de campos entre execuções.\n- Fornecer coverage e confidence por extração.\n- Incluir correlationId de metadata em todos os eventos e no output.\n\n# Instruções de Tarefa\nSiga o plano:\n(1) detectar tipo de documento; (2) aplicar OCR se necessário; (3) extrair campos prioritários; (4) validar consistência; (5) montar JSON final; (6) emitir run.completed.\n\n# Exemplos mínimos\n## Exemplo 1: NF-e PDF\ninput.text: \"Extrair cabeçalho e itens da NF\"\n→ output.extractions: [{field:\"cnpj_emitente\",value:\"12.345.678/0001-90\",confidence:0.96}, ...]\n\n## Exemplo 2: Boleto em imagem\ninput.text: \"Pegar linha digitável e valor\"\n→ output.extractions: [{field:\"linha_digitavel\",value:\"23793...\",confidence:0.99},{field:\"valor\",value:123.45,confidence:0.97}]\n",</text:span></text:p>
      <text:p text:style-name="P1"><text:span text:style-name="Source_20_Text"><text:s text:c="2"/>"diff": { "tokens_antes": 900, "tokens_depois": 360, "economia_tokens": 540, "economia_pct": 60 },</text:span></text:p>
      <text:p text:style-name="P1"><text:span text:style-name="Source_20_Text"><text:s text:c="2"/>"testes": [</text:span></text:p>
      <text:p text:style-name="P1"><text:span text:style-name="Source_20_Text"><text:s text:c="4"/>{</text:span></text:p>
      <text:p text:style-name="P1"><text:span text:style-name="Source_20_Text"><text:s text:c="6"/>"nome": "Smoke 1 - Sem arquivo",</text:span></text:p>
      <text:p text:style-name="P1"><text:span text:style-name="Source_20_Text"><text:s text:c="6"/>"entrada": {"input":{"text":"extrair dados"},"files":[],"metadata":{"correlationId":"RPA-1","source":"uipath"}},</text:span></text:p>
      <text:p text:style-name="P1"><text:span text:style-name="Source_20_Text"><text:s text:c="6"/>"criterio_sucesso": "JSON contém status=failed e error.code=invalid_input"</text:span></text:p>
      <text:p text:style-name="P1"><text:soft-page-break/><text:span text:style-name="Source_20_Text"><text:s text:c="4"/>},</text:span></text:p>
      <text:p text:style-name="P1"><text:span text:style-name="Source_20_Text"><text:s text:c="4"/>{</text:span></text:p>
      <text:p text:style-name="P1"><text:span text:style-name="Source_20_Text"><text:s text:c="6"/>"nome": "Smoke 2 - OCR imagem boleto",</text:span></text:p>
      <text:p text:style-name="P1"><text:span text:style-name="Source_20_Text"><text:s text:c="6"/>"entrada": {"input":{"text":"linha digitável e valor"},"files":[{"name":"boleto.jpg","mime":"image/jpeg","bytes_base64":"..."}],"metadata":{"correlationId":"RPA-2","source":"uipath"}},</text:span></text:p>
      <text:p text:style-name="P1"><text:span text:style-name="Source_20_Text"><text:s text:c="6"/>"criterio_sucesso": "JSON final contém extractions[*].field ∈ {\"linha_digitavel\",\"valor\"} e status=succeeded"</text:span></text:p>
      <text:p text:style-name="P1"><text:span text:style-name="Source_20_Text"><text:s text:c="4"/>},</text:span></text:p>
      <text:p text:style-name="P1"><text:span text:style-name="Source_20_Text"><text:s text:c="4"/>{</text:span></text:p>
      <text:p text:style-name="P1"><text:span text:style-name="Source_20_Text"><text:s text:c="6"/>"nome": "Smoke 3 - Eventos ordenados",</text:span></text:p>
      <text:p text:style-name="P1"><text:span text:style-name="Source_20_Text"><text:s text:c="6"/>"entrada": {"input":{"text":"resumir"},"files":[{"name":"doc.pdf","mime":"application/pdf","bytes_base64":"..."}],"metadata":{"correlationId":"RPA-3","source":"uipath"}},</text:span></text:p>
      <text:p text:style-name="P1"><text:span text:style-name="Source_20_Text"><text:s text:c="6"/>"criterio_sucesso": "Sequência de eventos inclui plan.created → file.received → (ocr.done|extract.done) → run.completed"</text:span></text:p>
      <text:p text:style-name="P1"><text:span text:style-name="Source_20_Text"><text:s text:c="4"/>}</text:span></text:p>
      <text:p text:style-name="P1"><text:span text:style-name="Source_20_Text"><text:s text:c="2"/>],</text:span></text:p>
      <text:p text:style-name="P1"><text:span text:style-name="Source_20_Text"><text:s text:c="2"/>"estimativa_custo": {</text:span></text:p>
      <text:p text:style-name="P1"><text:span text:style-name="Source_20_Text"><text:s text:c="4"/>"antes": 0.0045,</text:span></text:p>
      <text:p text:style-name="P1"><text:span text:style-name="Source_20_Text"><text:s text:c="4"/>"depois": 0.0018,</text:span></text:p>
      <text:p text:style-name="P1"><text:span text:style-name="Source_20_Text"><text:s text:c="4"/>"moeda": "USD",</text:span></text:p>
      <text:p text:style-name="P1"><text:span text:style-name="Source_20_Text"><text:s text:c="4"/>"assuncao_tarifa": "entrada $0.005/kTok, saída $0.015/kTok; prompt enxuto reduz ~540 tokens"</text:span></text:p>
      <text:p text:style-name="P1"><text:span text:style-name="Source_20_Text"><text:s text:c="2"/>},</text:span></text:p>
      <text:p text:style-name="P1"><text:span text:style-name="Source_20_Text"><text:s text:c="2"/>"notas_de_risco": [</text:span></text:p>
      <text:p text:style-name="P1"><text:span text:style-name="Source_20_Text"><text:s text:c="4"/>"Campos de extração variam por país e layout; risco de ambiguidade de nomes.",</text:span></text:p>
      <text:p text:style-name="P1"><text:span text:style-name="Source_20_Text"><text:s text:c="4"/>"Uploads base64 grandes podem exceder limites do gateway.",</text:span></text:p>
      <text:p text:style-name="P1"><text:span text:style-name="Source_20_Text"><text:s text:c="4"/>"URLs de arquivo exigem acesso de rede do worker; ambientes fechados podem bloquear.",</text:span></text:p>
      <text:p text:style-name="P1"><text:span text:style-name="Source_20_Text"><text:s text:c="4"/>"OCR pode falhar com imagens rotacionadas ou baixa resolução."</text:span></text:p>
      <text:p text:style-name="P1"><text:span text:style-name="Source_20_Text"><text:s text:c="2"/>],</text:span></text:p>
      <text:p text:style-name="P1"><text:span text:style-name="Source_20_Text"><text:s text:c="2"/>"falhas_previstas": [</text:span></text:p>
      <text:p text:style-name="P1"><text:span text:style-name="Source_20_Text"><text:s text:c="4"/>"Alucinação de campos não presentes no documento.",</text:span></text:p>
      <text:p text:style-name="P1"><text:span text:style-name="Source_20_Text"><text:s text:c="4"/>"Quebra de esquema se o modelo retornar texto fora do JSON.",</text:span></text:p>
      <text:p text:style-name="P1"><text:span text:style-name="Source_20_Text"><text:s text:c="4"/>"Confiança superestimada sem validação cruzada.",</text:span></text:p>
      <text:p text:style-name="P1"><text:span text:style-name="Source_20_Text"><text:s text:c="4"/>"Eventos faltando ou fora de ordem sob timeout."</text:span></text:p>
      <text:p text:style-name="P1"><text:span text:style-name="Source_20_Text"><text:s text:c="2"/>]</text:span></text:p>
      <text:p text:style-name="P2"><text:span text:style-name="Source_20_Text">}</text:span></text:p>
      <text:h text:style-name="Heading_20_3" text:outline-level="3">Bloco legível</text:h>
      <text:p text:style-name="Text_20_body"><text:span text:style-name="Strong_20_Emphasis">Como usar com UiPath (resumo do mapping):</text:span></text:p>
      <text:list xml:id="list877371056" text:style-name="L1">
        <text:list-item>
          <text:p text:style-name="P7">POST <text:span text:style-name="Source_20_Text">/api/runs</text:span> com <text:span text:style-name="Source_20_Text">agentId</text:span> deste agente e <text:span text:style-name="Source_20_Text">input</text:span> conforme <text:span text:style-name="Source_20_Text">prompt_otimizado</text:span> → guardar <text:span text:style-name="Source_20_Text">runId</text:span>.</text:p>
        </text:list-item>
        <text:list-item>
          <text:p text:style-name="P7">Loop GET <text:span text:style-name="Source_20_Text">/api/runs/{id}/events</text:span> a cada 2–5 s até <text:span text:style-name="Source_20_Text">run.completed</text:span> ou <text:span text:style-name="Source_20_Text">status in {succeeded, failed}</text:span>.</text:p>
        </text:list-item>
        <text:list-item>
          <text:p text:style-name="P7">GET <text:span text:style-name="Source_20_Text">/api/runs/{id}</text:span> → consumir <text:span text:style-name="Source_20_Text">output</text:span> no schema fixo.</text:p>
        </text:list-item>
      </text:list>
      <text:p text:style-name="Text_20_body"><text:span text:style-name="Strong_20_Emphasis">Campos-chave para RPA estável:</text:span></text:p>
      <text:list xml:id="list253019619" text:style-name="L2">
        <text:list-item>
          <text:p text:style-name="P8"><text:span text:style-name="Source_20_Text">summary</text:span> ≤ 280 caracteres.</text:p>
        </text:list-item>
        <text:list-item>
          <text:p text:style-name="P8"><text:span text:style-name="Source_20_Text">extractions[]</text:span> sempre presente. Use <text:span text:style-name="Source_20_Text">null</text:span> e <text:span text:style-name="Source_20_Text">confidence=0.0</text:span> quando não encontrado.</text:p>
        </text:list-item>
        <text:list-item>
          <text:p text:style-name="P8"><text:span text:style-name="Source_20_Text">billing.tokens_in/out</text:span> preenchidos para conciliação.</text:p>
        </text:list-item>
        <text:list-item>
          <text:p text:style-name="P8"><text:soft-page-break/><text:span text:style-name="Source_20_Text">audit.correlationId</text:span> ecoado de <text:span text:style-name="Source_20_Text">metadata</text:span>.</text:p>
        </text:list-item>
      </text:list>
      <text:p text:style-name="Text_20_body">Se você quiser, envio a mesma instrução com <text:span text:style-name="Source_20_Text">agentId</text:span>, <text:span text:style-name="Source_20_Text">host</text:span> e header <text:span text:style-name="Source_20_Text">Authorization</text:span> já parametrizados no payload para seu Tenant, mais um esqueleto de workflow UiPath com as atividades de HTTP e Deserialize configuradas.</text:p>
      <text:p text:style-name="Standard">» quero que envie a mesma instrução com agentId, host e header Authorization já parametrizados no payload para seu Tenant, mais um esqueleto de workflow UiPath com as atividades de HTTP e Deserialize configuradas.</text:p>
      <text:p text:style-name="Standard"/>
      <text:p text:style-name="Text_20_body">Segue versão parametrizada + esqueleto de workflow UiPath. Placeholders prontos para colar no Studio.</text:p>
      <text:h text:style-name="Heading_20_2" text:outline-level="2">Parâmetros do seu Tenant</text:h>
      <text:p text:style-name="P1"><text:span text:style-name="Source_20_Text">{</text:span></text:p>
      <text:p text:style-name="P1"><text:span text:style-name="Source_20_Text"><text:s text:c="2"/>"HOST": "https://TENANT.exemplo.com", </text:span></text:p>
      <text:p text:style-name="P1"><text:span text:style-name="Source_20_Text"><text:s text:c="2"/>"AGENT_ID": "rpa-docs-imagens",</text:span></text:p>
      <text:p text:style-name="P1"><text:span text:style-name="Source_20_Text"><text:s text:c="2"/>"API_TOKEN_ASSET": "EIAH_API_TOKEN", </text:span></text:p>
      <text:p text:style-name="P1"><text:span text:style-name="Source_20_Text"><text:s text:c="2"/>"SOURCE": "uipath"</text:span></text:p>
      <text:p text:style-name="P2"><text:span text:style-name="Source_20_Text">}</text:span></text:p>
      <text:h text:style-name="Heading_20_2" text:outline-level="2">Payloads prontos</text:h>
      <text:h text:style-name="Heading_20_3" text:outline-level="3">POST /api/runs → criar run</text:h>
      <text:p text:style-name="P1"><text:span text:style-name="Source_20_Text">{</text:span></text:p>
      <text:p text:style-name="P1"><text:span text:style-name="Source_20_Text"><text:s text:c="2"/>"agentId": "rpa-docs-imagens",</text:span></text:p>
      <text:p text:style-name="P1"><text:span text:style-name="Source_20_Text"><text:s text:c="2"/>"input": "instrua a extração conforme sua necessidade, ex.: 'Extrair CNPJ e valor total'",</text:span></text:p>
      <text:p text:style-name="P1"><text:span text:style-name="Source_20_Text"><text:s text:c="2"/>"metadata": {</text:span></text:p>
      <text:p text:style-name="P1"><text:span text:style-name="Source_20_Text"><text:s text:c="4"/>"source": "uipath",</text:span></text:p>
      <text:p text:style-name="P1"><text:span text:style-name="Source_20_Text"><text:s text:c="4"/>"correlationId": "RPA-{{QueueItemID}}"</text:span></text:p>
      <text:p text:style-name="P1"><text:span text:style-name="Source_20_Text"><text:s text:c="2"/>}</text:span></text:p>
      <text:p text:style-name="P2"><text:span text:style-name="Source_20_Text">}</text:span></text:p>
      <text:h text:style-name="Heading_20_3" text:outline-level="3">GET /api/runs/{runId}/events → acompanhar</text:h>
      <text:p text:style-name="Text_20_body">Sem body.</text:p>
      <text:h text:style-name="Heading_20_3" text:outline-level="3">GET /api/runs/{runId} → resultado final</text:h>
      <text:p text:style-name="Text_20_body">Sem body.</text:p>
      <text:h text:style-name="Heading_20_2" text:outline-level="2">cURL de validação (fora do UiPath)</text:h>
      <text:p text:style-name="P1"><text:span text:style-name="Source_20_Text"># Criar run</text:span></text:p>
      <text:p text:style-name="P1"><text:span text:style-name="Source_20_Text">curl -X POST https://TENANT.exemplo.com/api/runs \</text:span></text:p>
      <text:p text:style-name="P1"><text:span text:style-name="Source_20_Text"><text:s text:c="2"/>-H "Authorization: Bearer ${EIAH_API_TOKEN}" \</text:span></text:p>
      <text:p text:style-name="P1"><text:span text:style-name="Source_20_Text"><text:s text:c="2"/>-H "Content-Type: application/json" \</text:span></text:p>
      <text:p text:style-name="P1"><text:span text:style-name="Source_20_Text"><text:s text:c="2"/>-d '{</text:span></text:p>
      <text:p text:style-name="P1"><text:span text:style-name="Source_20_Text"><text:s text:c="4"/>"agentId": "rpa-docs-imagens",</text:span></text:p>
      <text:p text:style-name="P1"><text:span text:style-name="Source_20_Text"><text:s text:c="4"/>"input": "Extrair cabeçalho e itens da NF",</text:span></text:p>
      <text:p text:style-name="P1"><text:span text:style-name="Source_20_Text"><text:s text:c="4"/>"metadata": {"source":"uipath","correlationId":"RPA-42"}</text:span></text:p>
      <text:p text:style-name="P1"><text:span text:style-name="Source_20_Text"><text:s text:c="2"/>}'</text:span></text:p>
      <text:p text:style-name="P1"><text:soft-page-break/></text:p>
      <text:p text:style-name="P1"><text:span text:style-name="Source_20_Text"># Eventos</text:span></text:p>
      <text:p text:style-name="P1"><text:span text:style-name="Source_20_Text">curl -H "Authorization: Bearer ${EIAH_API_TOKEN}" \</text:span></text:p>
      <text:p text:style-name="P1"><text:span text:style-name="Source_20_Text"><text:s text:c="2"/>https://TENANT.exemplo.com/api/runs/&lt;runId&gt;/events</text:span></text:p>
      <text:p text:style-name="P1"/>
      <text:p text:style-name="P1"><text:span text:style-name="Source_20_Text"># Resultado</text:span></text:p>
      <text:p text:style-name="P1"><text:span text:style-name="Source_20_Text">curl -H "Authorization: Bearer ${EIAH_API_TOKEN}" \</text:span></text:p>
      <text:p text:style-name="P2"><text:span text:style-name="Source_20_Text"><text:s text:c="2"/>https://TENANT.exemplo.com/api/runs/&lt;runId&gt;</text:span></text:p>
      <text:h text:style-name="Heading_20_2" text:outline-level="2">Esqueleto UiPath (atividades HTTP + Deserialize)</text:h>
      <text:h text:style-name="Heading_20_3" text:outline-level="3">Variáveis sugeridas</text:h>
      <text:list xml:id="list3827501704" text:style-name="L3">
        <text:list-item>
          <text:p text:style-name="P9"><text:span text:style-name="Source_20_Text">host</text:span> (String) = <text:span text:style-name="Source_20_Text">"https://TENANT.exemplo.com"</text:span></text:p>
        </text:list-item>
        <text:list-item>
          <text:p text:style-name="P9"><text:span text:style-name="Source_20_Text">agentId</text:span> (String) = <text:span text:style-name="Source_20_Text">"rpa-docs-imagens"</text:span></text:p>
        </text:list-item>
        <text:list-item>
          <text:p text:style-name="P9"><text:span text:style-name="Source_20_Text">apiToken</text:span> (String) = obtido de Asset <text:span text:style-name="Source_20_Text">"EIAH_API_TOKEN"</text:span> ou argumento</text:p>
        </text:list-item>
        <text:list-item>
          <text:p text:style-name="P9"><text:span text:style-name="Source_20_Text">inputText</text:span> (String) = instrução de extração</text:p>
        </text:list-item>
        <text:list-item>
          <text:p text:style-name="P9"><text:span text:style-name="Source_20_Text">correlationId</text:span> (String) = ex. <text:span text:style-name="Source_20_Text">"RPA-" + QueueItem.SpecificContent("ID").ToString</text:span></text:p>
        </text:list-item>
        <text:list-item>
          <text:p text:style-name="P9"><text:span text:style-name="Source_20_Text">runId</text:span> (String)</text:p>
        </text:list-item>
        <text:list-item>
          <text:p text:style-name="P9"><text:span text:style-name="Source_20_Text">eventsJson</text:span> (String)</text:p>
        </text:list-item>
        <text:list-item>
          <text:p text:style-name="P9"><text:span text:style-name="Source_20_Text">runJson</text:span> (String)</text:p>
        </text:list-item>
        <text:list-item>
          <text:p text:style-name="P9"><text:span text:style-name="Source_20_Text">keepPolling</text:span> (Boolean) = <text:span text:style-name="Source_20_Text">True</text:span></text:p>
        </text:list-item>
        <text:list-item>
          <text:p text:style-name="P9"><text:span text:style-name="Source_20_Text">headers</text:span> (Dictionary&lt;String,String&gt;)</text:p>
        </text:list-item>
        <text:list-item>
          <text:p text:style-name="P9"><text:span text:style-name="Source_20_Text">postBody</text:span> (String)</text:p>
        </text:list-item>
        <text:list-item>
          <text:p text:style-name="P9"><text:span text:style-name="Source_20_Text">eventsArr</text:span> (Newtonsoft.Json.Linq.JArray)</text:p>
        </text:list-item>
        <text:list-item>
          <text:p text:style-name="P9"><text:span text:style-name="Source_20_Text">runObj</text:span> (Newtonsoft.Json.Linq.JObject)</text:p>
        </text:list-item>
      </text:list>
      <text:h text:style-name="Heading_20_3" text:outline-level="3">Passo a passo no Studio</text:h>
      <text:list xml:id="list1678941711" text:style-name="L4">
        <text:list-item>
          <text:p text:style-name="P10"><text:span text:style-name="Strong_20_Emphasis">Assign</text:span> → <text:span text:style-name="Source_20_Text">headers = new Dictionary(Of String,String) From {{"Authorization","Bearer " + apiToken},{"Content-Type","application/json"}}</text:span></text:p>
        </text:list-item>
        <text:list-item>
          <text:p text:style-name="P10"><text:span text:style-name="Strong_20_Emphasis">Assign</text:span> →</text:p>
        </text:list-item>
      </text:list>
      <text:p text:style-name="P1"><text:span text:style-name="Source_20_Text">postBody = "{</text:span></text:p>
      <text:p text:style-name="P1"><text:span text:style-name="Source_20_Text"><text:s text:c="2"/>""agentId"": """ + agentId + """,</text:span></text:p>
      <text:p text:style-name="P1"><text:span text:style-name="Source_20_Text"><text:s text:c="2"/>""input"": """ + inputText.Replace("""","\""") + """,</text:span></text:p>
      <text:p text:style-name="P1"><text:span text:style-name="Source_20_Text"><text:s text:c="2"/>""metadata"": { ""source"": ""uipath"", ""correlationId"": """ + correlationId + """ }</text:span></text:p>
      <text:p text:style-name="P2"><text:span text:style-name="Source_20_Text">}"</text:span></text:p>
      <text:list xml:id="list4249955669" text:style-name="L5">
        <text:list-item>
          <text:p text:style-name="P11"><text:span text:style-name="Strong_20_Emphasis">HTTP Request</text:span> (UiPath.WebAPI.Activities)</text:p>
        </text:list-item>
      </text:list>
      <text:list xml:id="list590456270" text:style-name="L6">
        <text:list-item>
          <text:p text:style-name="P12">DisplayName: <text:span text:style-name="Source_20_Text">POST /api/runs</text:span></text:p>
        </text:list-item>
        <text:list-item>
          <text:p text:style-name="P12"><text:soft-page-break/>Endpoint: <text:span text:style-name="Source_20_Text">host + "/api/runs"</text:span></text:p>
        </text:list-item>
        <text:list-item>
          <text:p text:style-name="P12">Method: <text:span text:style-name="Source_20_Text">POST</text:span></text:p>
        </text:list-item>
        <text:list-item>
          <text:p text:style-name="P12">Headers: <text:span text:style-name="Source_20_Text">headers</text:span></text:p>
        </text:list-item>
        <text:list-item>
          <text:p text:style-name="P12">Body: <text:span text:style-name="Source_20_Text">postBody</text:span></text:p>
        </text:list-item>
        <text:list-item>
          <text:p text:style-name="P12">AcceptFormat: <text:span text:style-name="Source_20_Text">JSON</text:span></text:p>
        </text:list-item>
        <text:list-item>
          <text:p text:style-name="P12">Result: <text:span text:style-name="Source_20_Text">runJson</text:span> (String)</text:p>
        </text:list-item>
      </text:list>
      <text:list xml:id="list2209374214" text:style-name="L7">
        <text:list-item>
          <text:p text:style-name="P13"><text:span text:style-name="Strong_20_Emphasis">Deserialize JSON</text:span> (UiPath.Web.Activities)</text:p>
        </text:list-item>
      </text:list>
      <text:list xml:id="list2586603831" text:style-name="L8">
        <text:list-item>
          <text:p text:style-name="P14">Input: <text:span text:style-name="Source_20_Text">runJson</text:span></text:p>
        </text:list-item>
        <text:list-item>
          <text:p text:style-name="P14">Output: <text:span text:style-name="Source_20_Text">runObj</text:span> (JObject)</text:p>
        </text:list-item>
      </text:list>
      <text:list xml:id="list2417614134" text:style-name="L9">
        <text:list-item>
          <text:p text:style-name="P15"><text:span text:style-name="Strong_20_Emphasis">Assign</text:span> → <text:span text:style-name="Source_20_Text">runId = runObj("id").ToString</text:span></text:p>
        </text:list-item>
        <text:list-item>
          <text:p text:style-name="P15"><text:span text:style-name="Strong_20_Emphasis">Do While</text:span> → Condition: <text:span text:style-name="Source_20_Text">keepPolling</text:span></text:p>
          <text:list>
            <text:list-item>
              <text:p text:style-name="P15"><text:span text:style-name="Strong_20_Emphasis">HTTP Request</text:span></text:p>
              <text:list>
                <text:list-item>
                  <text:p text:style-name="P15">DisplayName: <text:span text:style-name="Source_20_Text">GET /api/runs/{id}/events</text:span></text:p>
                </text:list-item>
                <text:list-item>
                  <text:p text:style-name="P15">Endpoint: <text:span text:style-name="Source_20_Text">host + "/api/runs/" + runId + "/events"</text:span></text:p>
                </text:list-item>
                <text:list-item>
                  <text:p text:style-name="P15">Method: <text:span text:style-name="Source_20_Text">GET</text:span></text:p>
                </text:list-item>
                <text:list-item>
                  <text:p text:style-name="P15">Headers: <text:span text:style-name="Source_20_Text">headers</text:span></text:p>
                </text:list-item>
                <text:list-item>
                  <text:p text:style-name="P15">Result: <text:span text:style-name="Source_20_Text">eventsJson</text:span></text:p>
                </text:list-item>
              </text:list>
            </text:list-item>
            <text:list-item>
              <text:p text:style-name="P15"><text:span text:style-name="Strong_20_Emphasis">Deserialize JSON Array</text:span></text:p>
              <text:list>
                <text:list-item>
                  <text:p text:style-name="P15">Input: <text:span text:style-name="Source_20_Text">eventsJson</text:span></text:p>
                </text:list-item>
                <text:list-item>
                  <text:p text:style-name="P15">Output: <text:span text:style-name="Source_20_Text">eventsArr</text:span> (JArray)</text:p>
                </text:list-item>
              </text:list>
            </text:list-item>
            <text:list-item>
              <text:p text:style-name="P15"><text:span text:style-name="Strong_20_Emphasis">If</text:span> → condição:</text:p>
              <text:p text:style-name="P3"><text:span text:style-name="Source_20_Text">eventsArr.Count &gt; 0 AndAlso (</text:span></text:p>
              <text:p text:style-name="P3"><text:span text:style-name="Source_20_Text"><text:s text:c="2"/>eventsArr.Last()("type").ToString = "run.completed" OrElse</text:span></text:p>
              <text:p text:style-name="P3"><text:span text:style-name="Source_20_Text"><text:s text:c="2"/>eventsArr.Last()("status").ToString = "succeeded" OrElse</text:span></text:p>
              <text:p text:style-name="P3"><text:span text:style-name="Source_20_Text"><text:s text:c="2"/>eventsArr.Last()("status").ToString = "failed"</text:span></text:p>
              <text:p text:style-name="P4"><text:span text:style-name="Source_20_Text">)</text:span></text:p>
              <text:list>
                <text:list-item>
                  <text:p text:style-name="P15"><text:span text:style-name="Strong_20_Emphasis">Then</text:span>: <text:span text:style-name="Source_20_Text">keepPolling = False</text:span></text:p>
                </text:list-item>
                <text:list-item>
                  <text:p text:style-name="P15"><text:span text:style-name="Strong_20_Emphasis">Else</text:span>: <text:span text:style-name="Strong_20_Emphasis">Delay</text:span> <text:span text:style-name="Source_20_Text">00:00:03</text:span></text:p>
                </text:list-item>
              </text:list>
            </text:list-item>
          </text:list>
        </text:list-item>
        <text:list-item>
          <text:p text:style-name="P15"><text:span text:style-name="Strong_20_Emphasis">HTTP Request</text:span></text:p>
        </text:list-item>
      </text:list>
      <text:list xml:id="list2495029242" text:style-name="L10">
        <text:list-item>
          <text:p text:style-name="P16">DisplayName: <text:span text:style-name="Source_20_Text">GET /api/runs/{id}</text:span></text:p>
        </text:list-item>
        <text:list-item>
          <text:p text:style-name="P16">Endpoint: <text:span text:style-name="Source_20_Text">host + "/api/runs/" + runId</text:span></text:p>
        </text:list-item>
        <text:list-item>
          <text:p text:style-name="P16">Method: <text:span text:style-name="Source_20_Text">GET</text:span></text:p>
        </text:list-item>
        <text:list-item>
          <text:p text:style-name="P16">Headers: <text:span text:style-name="Source_20_Text">headers</text:span></text:p>
        </text:list-item>
        <text:list-item>
          <text:p text:style-name="P16"><text:soft-page-break/>Result: <text:span text:style-name="Source_20_Text">runJson</text:span></text:p>
        </text:list-item>
      </text:list>
      <text:list xml:id="list569010343" text:style-name="L11">
        <text:list-item>
          <text:p text:style-name="P17"><text:span text:style-name="Strong_20_Emphasis">Deserialize JSON</text:span> → <text:span text:style-name="Source_20_Text">runObj</text:span> (JObject)<text:line-break/>Use <text:span text:style-name="Source_20_Text">runObj("output")</text:span> para passar ao próximo passo do robô. Opcional: também ler <text:span text:style-name="Source_20_Text">runObj("billing")</text:span>.</text:p>
        </text:list-item>
      </text:list>
      <text:h text:style-name="Heading_20_3" text:outline-level="3">Observabilidade</text:h>
      <text:list xml:id="list2080193613" text:style-name="L12">
        <text:list-item>
          <text:p text:style-name="P18"><text:span text:style-name="Strong_20_Emphasis">Log Message</text:span> em pontos-chave: <text:span text:style-name="Source_20_Text">runId</text:span>, <text:span text:style-name="Source_20_Text">correlationId</text:span>, último <text:span text:style-name="Source_20_Text">event.type</text:span>, <text:span text:style-name="Source_20_Text">status</text:span>.</text:p>
        </text:list-item>
        <text:list-item>
          <text:p text:style-name="P18">Propague <text:span text:style-name="Source_20_Text">correlationId</text:span> em todas as chamadas.</text:p>
        </text:list-item>
      </text:list>
      <text:h text:style-name="Heading_20_2" text:outline-level="2">“Mesma instrução” do agente, já com <text:span text:style-name="Source_20_Text">agentId</text:span> definido</text:h>
      <text:p text:style-name="Text_20_body">Use como <text:span text:style-name="Strong_20_Emphasis">system prompt</text:span> do agente EIAH:</text:p>
      <text:p text:style-name="P1"><text:span text:style-name="Source_20_Text">{</text:span></text:p>
      <text:p text:style-name="P1"><text:span text:style-name="Source_20_Text"><text:s text:c="2"/>"prompt_otimizado": "# Sistema\nVocê é um Agente EIAH para processamento de documentos e imagens, integrado a automações UiPath via HTTP. Objetivo: receber uma solicitação, executar o plano de análise de arquivos (PDF, DOCX, imagens, e-mails em texto), produzir saída determinística em JSON e registrar eventos de progresso para polling assíncrono.\n\n# Regras\nEntrada obrigatória: input.text, input.files[], metadata{correlationId, source}. Saída única em JSON com campos: status, summary(&lt;=280), findings[], extractions[], artifacts[], billing{tokens_in,tokens_out,estimated_cost_usd}, audit{correlationId,traceId}. Emita eventos: plan.created, file.received, ocr.done, extract.done, validate.done, run.completed. Determinismo: schema fixo, snake_case, datas YYYY-MM-DD, números ISO. Erros estruturados: failed + error{code,message,hint}. Tamanho máx. 25MB/arquivo.\n\n# Capacidades\nClassificar documentos, OCR, extrair campos por tipo (NF, boleto, contrato, identidade), extração orientada por input.text, qualidade de imagem, artefatos (OCR por página, CSV, JSON de entidades, PDF com highlights).\n\n# Plano\nclassify → ocr → extract → validate → summarize → JSON final → run.completed.\n\n# Constantes\nagentId= \"rpa-docs-imagens\"; source=\"uipath\".\n"</text:span></text:p>
      <text:p text:style-name="P2"><text:span text:style-name="Source_20_Text">}</text:span></text:p>
      <text:h text:style-name="Heading_20_2" text:outline-level="2">Dicas finais</text:h>
      <text:list xml:id="list1111035186" text:style-name="L13">
        <text:list-item>
          <text:p text:style-name="P19">Idempotência: sempre preencha <text:span text:style-name="Source_20_Text">metadata.correlationId</text:span>.</text:p>
        </text:list-item>
        <text:list-item>
          <text:p text:style-name="P19">Segurança: rotacione <text:span text:style-name="Source_20_Text">API_TOKEN_ASSET</text:span> periodicamente.</text:p>
        </text:list-item>
        <text:list-item>
          <text:p text:style-name="P19">Backoff: 2–5 s entre polls.</text:p>
        </text:list-item>
        <text:list-item>
          <text:p text:style-name="P19">Timeout: trate falhas de rede e retente <text:span text:style-name="Source_20_Text">POST /runs</text:span> com o mesmo <text:span text:style-name="Source_20_Text">correlationId</text:span>.</text:p>
        </text:list-item>
      </text:list>
      <text:p text:style-name="Standard"/>
      <text:p text:style-name="Standard"/>
      <text:p text:style-name="Text_20_body">Aqui está a versão colável, já sem placeholders.</text:p>
      <text:h text:style-name="Heading_20_2" text:outline-level="2">Parâmetros fixos</text:h>
      <text:list xml:id="list2023445543" text:style-name="L14">
        <text:list-item>
          <text:p text:style-name="P20">HOST: <text:span text:style-name="Source_20_Text">https://rpa.acme-eiah.com</text:span></text:p>
        </text:list-item>
        <text:list-item>
          <text:p text:style-name="P20">AGENT_ID: <text:span text:style-name="Source_20_Text">rpa-docs-imagens</text:span></text:p>
        </text:list-item>
        <text:list-item>
          <text:p text:style-name="P20"><text:soft-page-break/>API_TOKEN_ASSET: <text:span text:style-name="Source_20_Text">EIAH_API_TOKEN</text:span></text:p>
        </text:list-item>
      </text:list>
      <text:h text:style-name="Heading_20_2" text:outline-level="2">Payload POST /api/runs</text:h>
      <text:p text:style-name="P1"><text:span text:style-name="Source_20_Text">{</text:span></text:p>
      <text:p text:style-name="P1"><text:span text:style-name="Source_20_Text"><text:s text:c="2"/>"agentId": "rpa-docs-imagens",</text:span></text:p>
      <text:p text:style-name="P1"><text:span text:style-name="Source_20_Text"><text:s text:c="2"/>"input": "Extrair CNPJ do emitente e valor total",</text:span></text:p>
      <text:p text:style-name="P1"><text:span text:style-name="Source_20_Text"><text:s text:c="2"/>"metadata": {</text:span></text:p>
      <text:p text:style-name="P1"><text:span text:style-name="Source_20_Text"><text:s text:c="4"/>"source": "uipath",</text:span></text:p>
      <text:p text:style-name="P1"><text:span text:style-name="Source_20_Text"><text:s text:c="4"/>"correlationId": "RPA-{{QueueItemID}}"</text:span></text:p>
      <text:p text:style-name="P1"><text:span text:style-name="Source_20_Text"><text:s text:c="2"/>}</text:span></text:p>
      <text:p text:style-name="P2"><text:span text:style-name="Source_20_Text">}</text:span></text:p>
      <text:h text:style-name="Heading_20_2" text:outline-level="2">Headers</text:h>
      <text:p text:style-name="P1"><text:span text:style-name="Source_20_Text">Authorization: Bearer {apiToken}</text:span></text:p>
      <text:p text:style-name="P2"><text:span text:style-name="Source_20_Text">Content-Type: application/json</text:span></text:p>
      <text:h text:style-name="Heading_20_2" text:outline-level="2">cURL de validação</text:h>
      <text:p text:style-name="P1"><text:span text:style-name="Source_20_Text"># Criar run</text:span></text:p>
      <text:p text:style-name="P1"><text:span text:style-name="Source_20_Text">curl -X POST https://rpa.acme-eiah.com/api/runs \</text:span></text:p>
      <text:p text:style-name="P1"><text:span text:style-name="Source_20_Text"><text:s text:c="2"/>-H "Authorization: Bearer ${EIAH_API_TOKEN}" \</text:span></text:p>
      <text:p text:style-name="P1"><text:span text:style-name="Source_20_Text"><text:s text:c="2"/>-H "Content-Type: application/json" \</text:span></text:p>
      <text:p text:style-name="P1"><text:span text:style-name="Source_20_Text"><text:s text:c="2"/>-d '{</text:span></text:p>
      <text:p text:style-name="P1"><text:span text:style-name="Source_20_Text"><text:s text:c="4"/>"agentId":"rpa-docs-imagens",</text:span></text:p>
      <text:p text:style-name="P1"><text:span text:style-name="Source_20_Text"><text:s text:c="4"/>"input":"Extrair CNPJ do emitente e valor total",</text:span></text:p>
      <text:p text:style-name="P1"><text:span text:style-name="Source_20_Text"><text:s text:c="4"/>"metadata":{"source":"uipath","correlationId":"RPA-42"}</text:span></text:p>
      <text:p text:style-name="P1"><text:span text:style-name="Source_20_Text"><text:s text:c="2"/>}'</text:span></text:p>
      <text:p text:style-name="P1"/>
      <text:p text:style-name="P1"><text:span text:style-name="Source_20_Text"># Eventos</text:span></text:p>
      <text:p text:style-name="P1"><text:span text:style-name="Source_20_Text">curl -H "Authorization: Bearer ${EIAH_API_TOKEN}" \</text:span></text:p>
      <text:p text:style-name="P1"><text:span text:style-name="Source_20_Text"><text:s text:c="2"/>https://rpa.acme-eiah.com/api/runs/&lt;runId&gt;/events</text:span></text:p>
      <text:p text:style-name="P1"/>
      <text:p text:style-name="P1"><text:span text:style-name="Source_20_Text"># Resultado</text:span></text:p>
      <text:p text:style-name="P1"><text:span text:style-name="Source_20_Text">curl -H "Authorization: Bearer ${EIAH_API_TOKEN}" \</text:span></text:p>
      <text:p text:style-name="P2"><text:span text:style-name="Source_20_Text"><text:s text:c="2"/>https://rpa.acme-eiah.com/api/runs/&lt;runId&gt;</text:span></text:p>
      <text:h text:style-name="Heading_20_2" text:outline-level="2">Esqueleto UiPath (resumo)</text:h>
      <text:h text:style-name="Heading_20_3" text:outline-level="3">Variáveis</text:h>
      <text:p text:style-name="P1"><text:span text:style-name="Source_20_Text">host (String) = "https://rpa.acme-eiah.com"</text:span></text:p>
      <text:p text:style-name="P1"><text:span text:style-name="Source_20_Text">agentId (String) = "rpa-docs-imagens"</text:span></text:p>
      <text:p text:style-name="P1"><text:span text:style-name="Source_20_Text">apiToken (String) = Get Asset "EIAH_API_TOKEN"</text:span></text:p>
      <text:p text:style-name="P1"><text:span text:style-name="Source_20_Text">inputText (String)</text:span></text:p>
      <text:p text:style-name="P1"><text:span text:style-name="Source_20_Text">correlationId (String)</text:span></text:p>
      <text:p text:style-name="P1"><text:span text:style-name="Source_20_Text">runId (String)</text:span></text:p>
      <text:p text:style-name="P1"><text:span text:style-name="Source_20_Text">eventsJson (String)</text:span></text:p>
      <text:p text:style-name="P1"><text:span text:style-name="Source_20_Text">runJson (String)</text:span></text:p>
      <text:p text:style-name="P1"><text:span text:style-name="Source_20_Text">keepPolling (Boolean) = True</text:span></text:p>
      <text:p text:style-name="P1"><text:span text:style-name="Source_20_Text">headers (Dictionary&lt;String,String&gt;)</text:span></text:p>
      <text:p text:style-name="P1"><text:span text:style-name="Source_20_Text">eventsArr (Newtonsoft.Json.Linq.JArray)</text:span></text:p>
      <text:p text:style-name="P2"><text:span text:style-name="Source_20_Text">runObj (Newtonsoft.Json.Linq.JObject)</text:span></text:p>
      <text:h text:style-name="Heading_20_3" text:outline-level="3"><text:soft-page-break/>Assign headers</text:h>
      <text:p text:style-name="P1"><text:span text:style-name="Source_20_Text">headers = New Dictionary(Of String, String) From {</text:span></text:p>
      <text:p text:style-name="P1"><text:span text:style-name="Source_20_Text"><text:s text:c="2"/>{"Authorization", "Bearer " + apiToken},</text:span></text:p>
      <text:p text:style-name="P1"><text:span text:style-name="Source_20_Text"><text:s text:c="2"/>{"Content-Type", "application/json"}</text:span></text:p>
      <text:p text:style-name="P2"><text:span text:style-name="Source_20_Text">}</text:span></text:p>
      <text:h text:style-name="Heading_20_3" text:outline-level="3">Body POST</text:h>
      <text:p text:style-name="P1"><text:span text:style-name="Source_20_Text">postBody = "{</text:span></text:p>
      <text:p text:style-name="P1"><text:span text:style-name="Source_20_Text"><text:s text:c="2"/>""agentId"": ""rpa-docs-imagens"",</text:span></text:p>
      <text:p text:style-name="P1"><text:span text:style-name="Source_20_Text"><text:s text:c="2"/>""input"": """ + inputText.Replace("""","\""") + """,</text:span></text:p>
      <text:p text:style-name="P1"><text:span text:style-name="Source_20_Text"><text:s text:c="2"/>""metadata"": { ""source"": ""uipath"", ""correlationId"": """ + correlationId + """ }</text:span></text:p>
      <text:p text:style-name="P2"><text:span text:style-name="Source_20_Text">}"</text:span></text:p>
      <text:h text:style-name="Heading_20_3" text:outline-level="3">HTTP Request → POST /api/runs</text:h>
      <text:list xml:id="list305822301" text:style-name="L15">
        <text:list-item>
          <text:p text:style-name="P21">Endpoint: <text:span text:style-name="Source_20_Text">host + "/api/runs"</text:span></text:p>
        </text:list-item>
        <text:list-item>
          <text:p text:style-name="P21">Method: <text:span text:style-name="Source_20_Text">POST</text:span></text:p>
        </text:list-item>
        <text:list-item>
          <text:p text:style-name="P21">Headers: <text:span text:style-name="Source_20_Text">headers</text:span></text:p>
        </text:list-item>
        <text:list-item>
          <text:p text:style-name="P21">Body: <text:span text:style-name="Source_20_Text">postBody</text:span></text:p>
        </text:list-item>
        <text:list-item>
          <text:p text:style-name="P21">Result: <text:span text:style-name="Source_20_Text">runJson</text:span></text:p>
        </text:list-item>
      </text:list>
      <text:h text:style-name="Heading_20_3" text:outline-level="3">Deserialize JSON (run)</text:h>
      <text:p text:style-name="P1"><text:span text:style-name="Source_20_Text">runObj = JObject.Parse(runJson)</text:span></text:p>
      <text:p text:style-name="P2"><text:span text:style-name="Source_20_Text">runId = runObj("id").ToString()</text:span></text:p>
      <text:h text:style-name="Heading_20_3" text:outline-level="3">Do While keepPolling</text:h>
      <text:list xml:id="list601506984" text:style-name="L16">
        <text:list-item>
          <text:p text:style-name="P22">HTTP GET <text:span text:style-name="Source_20_Text">host + "/api/runs/" + runId + "/events"</text:span> → <text:span text:style-name="Source_20_Text">eventsJson</text:span></text:p>
        </text:list-item>
        <text:list-item>
          <text:p text:style-name="P22"><text:span text:style-name="Source_20_Text">eventsArr = JArray.Parse(eventsJson)</text:span></text:p>
        </text:list-item>
        <text:list-item>
          <text:p text:style-name="P22">If:</text:p>
        </text:list-item>
      </text:list>
      <text:p text:style-name="P1"><text:span text:style-name="Source_20_Text">eventsArr.Count &gt; 0 AndAlso (</text:span></text:p>
      <text:p text:style-name="P1"><text:span text:style-name="Source_20_Text"><text:s text:c="2"/>(eventsArr.Last()("type") IsNot Nothing AndAlso eventsArr.Last()("type").ToString() = "run.completed") OrElse</text:span></text:p>
      <text:p text:style-name="P1"><text:span text:style-name="Source_20_Text"><text:s text:c="2"/>(eventsArr.Last()("status") IsNot Nothing AndAlso</text:span></text:p>
      <text:p text:style-name="P1"><text:span text:style-name="Source_20_Text"><text:s text:c="4"/>(eventsArr.Last()("status").ToString() = "succeeded" OrElse eventsArr.Last()("status").ToString() = "failed"))</text:span></text:p>
      <text:p text:style-name="P2"><text:span text:style-name="Source_20_Text">)</text:span></text:p>
      <text:p text:style-name="Text_20_body">Then <text:span text:style-name="Source_20_Text">keepPolling = False</text:span><text:line-break/>Else <text:span text:style-name="Source_20_Text">Delay 00:00:03</text:span></text:p>
      <text:h text:style-name="Heading_20_3" text:outline-level="3">HTTP GET resultado final</text:h>
      <text:list xml:id="list1242088924" text:style-name="L17">
        <text:list-item>
          <text:p text:style-name="P23">Endpoint: <text:span text:style-name="Source_20_Text">host + "/api/runs/" + runId"</text:span></text:p>
        </text:list-item>
        <text:list-item>
          <text:p text:style-name="P23">Result: <text:span text:style-name="Source_20_Text">runJson</text:span></text:p>
        </text:list-item>
        <text:list-item>
          <text:p text:style-name="P23"><text:soft-page-break/><text:span text:style-name="Source_20_Text">runObj = JObject.Parse(runJson)</text:span></text:p>
        </text:list-item>
        <text:list-item>
          <text:p text:style-name="P23">Use <text:span text:style-name="Source_20_Text">runObj("output")</text:span> no próximo passo.</text:p>
        </text:list-item>
      </text:list>
      <text:h text:style-name="Heading_20_2" text:outline-level="2">System prompt do agente (com valores fixos)</text:h>
      <text:p text:style-name="P1"><text:span text:style-name="Source_20_Text">{</text:span></text:p>
      <text:p text:style-name="P1"><text:span text:style-name="Source_20_Text"><text:s text:c="2"/>"prompt_otimizado": "# Sistema\nVocê é um Agente EIAH para processamento de documentos e imagens, integrado ao UiPath via HTTP.\n\n# Regras\nEntrada: input.text, input.files[], metadata{correlationId, source}. Saída única em JSON: status, summary(&lt;=280), findings[], extractions[], artifacts[], billing{tokens_in,tokens_out,estimated_cost_usd}, audit{correlationId,traceId}. Eventos: plan.created, file.received, ocr.done, extract.done, validate.done, run.completed. Determinismo: schema fixo, snake_case, datas YYYY-MM-DD, números ISO. Erros: failed + error{code,message,hint}. Máx. 25MB/arquivo.\n\n# Capacidades\nClassificar documentos, OCR, extração por tipo (NF, boleto, contrato, identidade) ou por input.text, checagem de qualidade de imagem, artefatos (OCR por página, CSV, JSON, PDF com highlights).\n\n# Plano\nclassify → ocr → extract → validate → summarize → JSON final → run.completed.\n\n# Constantes\nagentId=\"rpa-docs-imagens\"; source=\"uipath\"; host=\"https://rpa.acme-eiah.com\".\n"</text:span></text:p>
      <text:p text:style-name="P2"><text:span text:style-name="Source_20_Text"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07:55:51.420000000</meta:creation-date>
    <dc:date>2025-11-08T08:00:39.369000000</dc:date>
    <meta:editing-duration>PT4M48S</meta:editing-duration>
    <meta:editing-cycles>1</meta:editing-cycles>
    <meta:document-statistic meta:table-count="0" meta:image-count="0" meta:object-count="0" meta:page-count="10" meta:paragraph-count="253" meta:word-count="2317" meta:character-count="19012" meta:non-whitespace-character-count="16726"/>
    <meta:generator>LibreOffice/7.3.2.2$Windows_X86_64 LibreOffice_project/49f2b1bff42cfccbd8f788c8dc32c1c309559be0</meta:generator>
  </office:meta>
</office:document-meta>
</file>